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99.89pt" svg:y="106.92pt">
            <loext:p draw:notify-on-update-of-ranges="Sheet1.C3:Sheet1.C7 Sheet1.D3:Sheet1.D3 Sheet1.D3:Sheet1.D7 Sheet1.E3:Sheet1.E3 Sheet1.E3:Sheet1.E7 Sheet1.F3:Sheet1.F3 Sheet1.F3:Sheet1.F7 Sheet1.G3:Sheet1.G3 Sheet1.G3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565.82pt" svg:y="120.42pt">
            <loext:p draw:notify-on-update-of-ranges="Sheet1.C3:Sheet1.C3 Sheet1.C4:Sheet1.C7 Sheet1.F3:Sheet1.F3 Sheet1.F4:Sheet1.F7 Sheet1.G3:Sheet1.G3 Sheet1.G4:Sheet1.G7 Sheet1.H3:Sheet1.H3 Sheet1.H4:Sheet1.H7 Sheet1.I3:Sheet1.I3 Sheet1.I4:Sheet1.I7 Sheet1.J3:Sheet1.J3 Sheet1.J4:Sheet1.J7 Sheet1.K3:Sheet1.K3 Sheet1.K4:Sheet1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Beta = .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ErrorMax Matrix</text:p>
          </table:table-cell>
          <table:table-cell office:value-type="string" calcext:value-type="string">
            <text:p>ErrorL2 Matrix</text:p>
          </table:table-cell>
          <table:table-cell office:value-type="string" calcext:value-type="string">
            <text:p>ErrorMax MatFree</text:p>
          </table:table-cell>
          <table:table-cell office:value-type="string" calcext:value-type="string">
            <text:p>ErrorL2 MatFree</text:p>
          </table:table-cell>
          <table:table-cell office:value-type="string" calcext:value-type="string">
            <text:p>ErrorMax Matrix</text:p>
          </table:table-cell>
          <table:table-cell office:value-type="string" calcext:value-type="string">
            <text:p>ErrorL2 Matrix</text:p>
          </table:table-cell>
          <table:table-cell office:value-type="string" calcext:value-type="string">
            <text:p>ErrorMax MatFree</text:p>
          </table:table-cell>
          <table:table-cell office:value-type="string" calcext:value-type="string">
            <text:p>ErrorL2 MatFree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388054" calcext:value-type="float">
            <text:p>0.0388054</text:p>
          </table:table-cell>
          <table:table-cell office:value-type="float" office:value="0.0157202" calcext:value-type="float">
            <text:p>0.0157202</text:p>
          </table:table-cell>
          <table:table-cell office:value-type="float" office:value="0.0388054" calcext:value-type="float">
            <text:p>0.0388054</text:p>
          </table:table-cell>
          <table:table-cell office:value-type="float" office:value="0.0169122" calcext:value-type="float">
            <text:p>0.0169122</text:p>
          </table:table-cell>
          <table:table-cell office:value-type="float" office:value="0.518131" calcext:value-type="float">
            <text:p>0.518131</text:p>
          </table:table-cell>
          <table:table-cell office:value-type="float" office:value="0.20206" calcext:value-type="float">
            <text:p>0.20206</text:p>
          </table:table-cell>
          <table:table-cell office:value-type="float" office:value="0.292968" calcext:value-type="float">
            <text:p>0.292968</text:p>
          </table:table-cell>
          <table:table-cell office:value-type="float" office:value="0.141249" calcext:value-type="float">
            <text:p>0.14124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198479" calcext:value-type="float">
            <text:p>0.0198479</text:p>
          </table:table-cell>
          <table:table-cell office:value-type="float" office:value="0.00765466" calcext:value-type="float">
            <text:p>0.00765466</text:p>
          </table:table-cell>
          <table:table-cell office:value-type="float" office:value="0.0198479" calcext:value-type="float">
            <text:p>0.0198479</text:p>
          </table:table-cell>
          <table:table-cell office:value-type="float" office:value="0.0089693" calcext:value-type="float">
            <text:p>0.0089693</text:p>
          </table:table-cell>
          <table:table-cell office:value-type="float" office:value="0.39867" calcext:value-type="float">
            <text:p>0.39867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210289" calcext:value-type="float">
            <text:p>0.210289</text:p>
          </table:table-cell>
          <table:table-cell office:value-type="float" office:value="0.102054" calcext:value-type="float">
            <text:p>0.10205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00373" calcext:value-type="float">
            <text:p>0.0100373</text:p>
          </table:table-cell>
          <table:table-cell office:value-type="float" office:value="0.00372763" calcext:value-type="float">
            <text:p>0.00372763</text:p>
          </table:table-cell>
          <table:table-cell office:value-type="float" office:value="0.0107054" calcext:value-type="float">
            <text:p>0.0107054</text:p>
          </table:table-cell>
          <table:table-cell office:value-type="float" office:value="0.00515353" calcext:value-type="float">
            <text:p>0.00515353</text:p>
          </table:table-cell>
          <table:table-cell office:value-type="float" office:value="0.355521" calcext:value-type="float">
            <text:p>0.355521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174125" calcext:value-type="float">
            <text:p>0.174125</text:p>
          </table:table-cell>
          <table:table-cell office:value-type="float" office:value="0.0858675" calcext:value-type="float">
            <text:p>0.085867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504723" calcext:value-type="float">
            <text:p>0.00504723</text:p>
          </table:table-cell>
          <table:table-cell office:value-type="float" office:value="0.00191635" calcext:value-type="float">
            <text:p>0.00191635</text:p>
          </table:table-cell>
          <table:table-cell office:value-type="float" office:value="0.00718426" calcext:value-type="float">
            <text:p>0.00718426</text:p>
          </table:table-cell>
          <table:table-cell office:value-type="float" office:value="0.00340955" calcext:value-type="float">
            <text:p>0.00340955</text:p>
          </table:table-cell>
          <table:table-cell office:value-type="float" office:value="0.343827" calcext:value-type="float">
            <text:p>0.343827</text:p>
          </table:table-cell>
          <table:table-cell office:value-type="float" office:value="0.161169" calcext:value-type="float">
            <text:p>0.161169</text:p>
          </table:table-cell>
          <table:table-cell office:value-type="float" office:value="0.167742" calcext:value-type="float">
            <text:p>0.167742</text:p>
          </table:table-cell>
          <table:table-cell office:value-type="float" office:value="0.0821445" calcext:value-type="float">
            <text:p>0.0821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6:45:34.281112276</meta:creation-date>
    <dc:date>2020-02-28T22:14:16.764868100</dc:date>
    <meta:editing-duration>PT36M38S</meta:editing-duration>
    <meta:editing-cycles>2</meta:editing-cycles>
    <meta:generator>LibreOffice/5.2.7.2$Linux_X86_64 LibreOffice_project/2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76cm" svg:y="3.456cm" style:legend-expansion="high" chart:style-name="ch2"/>
        <chart:plot-area chart:style-name="ch3" table:cell-range-address="Sheet1.C3:Sheet1.G7" chart:data-source-has-labels="both" svg:x="1.33cm" svg:y="0.18cm" svg:width="10.227cm" svg:height="7.664cm">
          <chartooo:coordinate-region svg:x="2.428cm" svg:y="0.379cm" svg:width="8.849cm" svg:height="6.818cm"/>
          <chart:axis chart:dimension="x" chart:name="primary-x" chart:style-name="ch4" chartooo:axis-type="auto">
            <chartooo:date-scale/>
            <chart:title svg:x="6.267cm" svg:y="8.024cm" chart:style-name="ch5">
              <text:p>N</text:p>
            </chart:title>
            <chart:categories table:cell-range-address="Sheet1.C3:Sheet1.C7"/>
          </chart:axis>
          <chart:axis chart:dimension="y" chart:name="primary-y" chart:style-name="ch6">
            <chart:title svg:x="0.451cm" svg:y="5.075cm" chart:style-name="ch7">
              <text:p>absolute error</text:p>
            </chart:title>
            <chart:grid chart:style-name="ch8" chart:class="major"/>
          </chart:axis>
          <chart:series chart:style-name="ch9" chart:values-cell-range-address="Sheet1.D3:Sheet1.D7" chart:label-cell-address="Sheet1.D3:Sheet1.D3" chart:class="chart:line">
            <chart:data-point chart:repeated="5"/>
          </chart:series>
          <chart:series chart:style-name="ch10" chart:values-cell-range-address="Sheet1.E3:Sheet1.E7" chart:label-cell-address="Sheet1.E3:Sheet1.E3" chart:class="chart:line">
            <chart:data-point chart:repeated="5"/>
          </chart:series>
          <chart:series chart:style-name="ch11" chart:values-cell-range-address="Sheet1.F3:Sheet1.F7" chart:label-cell-address="Sheet1.F3:Sheet1.F3" chart:class="chart:line">
            <chart:data-point chart:repeated="5"/>
          </chart:series>
          <chart:series chart:style-name="ch12" chart:values-cell-range-address="Sheet1.G3:Sheet1.G7" chart:label-cell-address="Sheet1.G3:Sheet1.G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Max Matrix</text:p>
                <draw:g>
                  <svg:desc>Sheet1.D3:Sheet1.D3</svg:desc>
                </draw:g>
              </table:table-cell>
              <table:table-cell office:value-type="string">
                <text:p>ErrorL2 Matrix</text:p>
                <draw:g>
                  <svg:desc>Sheet1.E3:Sheet1.E3</svg:desc>
                </draw:g>
              </table:table-cell>
              <table:table-cell office:value-type="string">
                <text:p>ErrorMax MatFree</text:p>
                <draw:g>
                  <svg:desc>Sheet1.F3:Sheet1.F3</svg:desc>
                </draw:g>
              </table:table-cell>
              <table:table-cell office:value-type="string">
                <text:p>ErrorL2 MatFree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Sheet1.C3:Sheet1.C7</svg:desc>
                </draw:g>
              </table:table-cell>
              <table:table-cell office:value-type="float" office:value="NaN">
                <text:p>NaN</text:p>
                <draw:g>
                  <svg:desc>Sheet1.D3:Sheet1.D7</svg:desc>
                </draw:g>
              </table:table-cell>
              <table:table-cell office:value-type="float" office:value="NaN">
                <text:p>NaN</text:p>
                <draw:g>
                  <svg:desc>Sheet1.E3:Sheet1.E7</svg:desc>
                </draw:g>
              </table:table-cell>
              <table:table-cell office:value-type="float" office:value="NaN">
                <text:p>NaN</text:p>
                <draw:g>
                  <svg:desc>Sheet1.F3:Sheet1.F7</svg:desc>
                </draw:g>
              </table:table-cell>
              <table:table-cell office:value-type="float" office:value="NaN">
                <text:p>NaN</text:p>
                <draw:g>
                  <svg:desc>Sheet1.G3:Sheet1.G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88054">
                <text:p>0.0388054</text:p>
              </table:table-cell>
              <table:table-cell office:value-type="float" office:value="0.0157202">
                <text:p>0.0157202</text:p>
              </table:table-cell>
              <table:table-cell office:value-type="float" office:value="0.0388054">
                <text:p>0.0388054</text:p>
              </table:table-cell>
              <table:table-cell office:value-type="float" office:value="0.0169122">
                <text:p>0.0169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98479">
                <text:p>0.0198479</text:p>
              </table:table-cell>
              <table:table-cell office:value-type="float" office:value="0.00765466">
                <text:p>0.00765466</text:p>
              </table:table-cell>
              <table:table-cell office:value-type="float" office:value="0.0198479">
                <text:p>0.0198479</text:p>
              </table:table-cell>
              <table:table-cell office:value-type="float" office:value="0.0089693">
                <text:p>0.00896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00373">
                <text:p>0.0100373</text:p>
              </table:table-cell>
              <table:table-cell office:value-type="float" office:value="0.00372763">
                <text:p>0.00372763</text:p>
              </table:table-cell>
              <table:table-cell office:value-type="float" office:value="0.0107054">
                <text:p>0.0107054</text:p>
              </table:table-cell>
              <table:table-cell office:value-type="float" office:value="0.00515353">
                <text:p>0.005153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504723">
                <text:p>0.00504723</text:p>
              </table:table-cell>
              <table:table-cell office:value-type="float" office:value="0.00191635">
                <text:p>0.00191635</text:p>
              </table:table-cell>
              <table:table-cell office:value-type="float" office:value="0.00718426">
                <text:p>0.00718426</text:p>
              </table:table-cell>
              <table:table-cell office:value-type="float" office:value="0.00340955">
                <text:p>0.00340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876cm" svg:y="2.959cm" style:legend-expansion="high" chart:style-name="ch2"/>
        <chart:plot-area chart:style-name="ch3" table:cell-range-address="Sheet1.C3:Sheet1.C7 Sheet1.F3:Sheet1.K7" chart:data-source-has-labels="both" svg:x="1.33cm" svg:y="0.18cm" svg:width="10.227cm" svg:height="7.665cm">
          <chartooo:coordinate-region svg:x="2.428cm" svg:y="0.379cm" svg:width="8.849cm" svg:height="6.819cm"/>
          <chart:axis chart:dimension="x" chart:name="primary-x" chart:style-name="ch4" chartooo:axis-type="auto">
            <chartooo:date-scale/>
            <chart:title svg:x="6.267cm" svg:y="8.025cm" chart:style-name="ch5">
              <text:p>N</text:p>
            </chart:title>
            <chart:categories table:cell-range-address="Sheet1.C4:Sheet1.C7"/>
          </chart:axis>
          <chart:axis chart:dimension="y" chart:name="primary-y" chart:style-name="ch6">
            <chart:title svg:x="0.451cm" svg:y="5.075cm" chart:style-name="ch7">
              <text:p>absolute error</text:p>
            </chart:title>
            <chart:grid chart:style-name="ch8" chart:class="major"/>
          </chart:axis>
          <chart:series chart:style-name="ch9" chart:values-cell-range-address="Sheet1.F4:Sheet1.F7" chart:label-cell-address="Sheet1.F3:Sheet1.F3" chart:class="chart:line">
            <chart:data-point chart:repeated="4"/>
          </chart:series>
          <chart:series chart:style-name="ch10" chart:values-cell-range-address="Sheet1.G4:Sheet1.G7" chart:label-cell-address="Sheet1.G3:Sheet1.G3" chart:class="chart:line">
            <chart:data-point chart:repeated="4"/>
          </chart:series>
          <chart:series chart:style-name="ch11" chart:values-cell-range-address="Sheet1.H4:Sheet1.H7" chart:label-cell-address="Sheet1.H3:Sheet1.H3" chart:class="chart:line">
            <chart:data-point chart:repeated="4"/>
          </chart:series>
          <chart:series chart:style-name="ch12" chart:values-cell-range-address="Sheet1.I4:Sheet1.I7" chart:label-cell-address="Sheet1.I3:Sheet1.I3" chart:class="chart:line">
            <chart:data-point chart:repeated="4"/>
          </chart:series>
          <chart:series chart:style-name="ch13" chart:values-cell-range-address="Sheet1.J4:Sheet1.J7" chart:label-cell-address="Sheet1.J3:Sheet1.J3" chart:class="chart:line">
            <chart:data-point chart:repeated="4"/>
          </chart:series>
          <chart:series chart:style-name="ch14" chart:values-cell-range-address="Sheet1.K4:Sheet1.K7" chart:label-cell-address="Sheet1.K3:Sheet1.K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Max MatFree</text:p>
                <draw:g>
                  <svg:desc>Sheet1.F3:Sheet1.F3</svg:desc>
                </draw:g>
              </table:table-cell>
              <table:table-cell office:value-type="string">
                <text:p>ErrorL2 MatFree</text:p>
                <draw:g>
                  <svg:desc>Sheet1.G3:Sheet1.G3</svg:desc>
                </draw:g>
              </table:table-cell>
              <table:table-cell office:value-type="string">
                <text:p>ErrorMax Matrix</text:p>
                <draw:g>
                  <svg:desc>Sheet1.H3:Sheet1.H3</svg:desc>
                </draw:g>
              </table:table-cell>
              <table:table-cell office:value-type="string">
                <text:p>ErrorL2 Matrix</text:p>
                <draw:g>
                  <svg:desc>Sheet1.I3:Sheet1.I3</svg:desc>
                </draw:g>
              </table:table-cell>
              <table:table-cell office:value-type="string">
                <text:p>ErrorMax MatFree</text:p>
                <draw:g>
                  <svg:desc>Sheet1.J3:Sheet1.J3</svg:desc>
                </draw:g>
              </table:table-cell>
              <table:table-cell office:value-type="string">
                <text:p>ErrorL2 MatFre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C4:Sheet1.C7</svg:desc>
                </draw:g>
              </table:table-cell>
              <table:table-cell office:value-type="float" office:value="0.0388054">
                <text:p>0.0388054</text:p>
                <draw:g>
                  <svg:desc>Sheet1.F4:Sheet1.F7</svg:desc>
                </draw:g>
              </table:table-cell>
              <table:table-cell office:value-type="float" office:value="0.0169122">
                <text:p>0.0169122</text:p>
                <draw:g>
                  <svg:desc>Sheet1.G4:Sheet1.G7</svg:desc>
                </draw:g>
              </table:table-cell>
              <table:table-cell office:value-type="float" office:value="0.518131">
                <text:p>0.518131</text:p>
                <draw:g>
                  <svg:desc>Sheet1.H4:Sheet1.H7</svg:desc>
                </draw:g>
              </table:table-cell>
              <table:table-cell office:value-type="float" office:value="0.20206">
                <text:p>0.20206</text:p>
                <draw:g>
                  <svg:desc>Sheet1.I4:Sheet1.I7</svg:desc>
                </draw:g>
              </table:table-cell>
              <table:table-cell office:value-type="float" office:value="0.292968">
                <text:p>0.292968</text:p>
                <draw:g>
                  <svg:desc>Sheet1.J4:Sheet1.J7</svg:desc>
                </draw:g>
              </table:table-cell>
              <table:table-cell office:value-type="float" office:value="0.141249">
                <text:p>0.141249</text:p>
                <draw:g>
                  <svg:desc>Sheet1.K4:Sheet1.K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98479">
                <text:p>0.0198479</text:p>
              </table:table-cell>
              <table:table-cell office:value-type="float" office:value="0.0089693">
                <text:p>0.0089693</text:p>
              </table:table-cell>
              <table:table-cell office:value-type="float" office:value="0.39867">
                <text:p>0.39867</text:p>
              </table:table-cell>
              <table:table-cell office:value-type="float" office:value="0.168987">
                <text:p>0.168987</text:p>
              </table:table-cell>
              <table:table-cell office:value-type="float" office:value="0.210289">
                <text:p>0.210289</text:p>
              </table:table-cell>
              <table:table-cell office:value-type="float" office:value="0.102054">
                <text:p>0.1020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07054">
                <text:p>0.0107054</text:p>
              </table:table-cell>
              <table:table-cell office:value-type="float" office:value="0.00515353">
                <text:p>0.00515353</text:p>
              </table:table-cell>
              <table:table-cell office:value-type="float" office:value="0.355521">
                <text:p>0.355521</text:p>
              </table:table-cell>
              <table:table-cell office:value-type="float" office:value="0.160385">
                <text:p>0.160385</text:p>
              </table:table-cell>
              <table:table-cell office:value-type="float" office:value="0.174125">
                <text:p>0.174125</text:p>
              </table:table-cell>
              <table:table-cell office:value-type="float" office:value="0.0858675">
                <text:p>0.08586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18426">
                <text:p>0.00718426</text:p>
              </table:table-cell>
              <table:table-cell office:value-type="float" office:value="0.00340955">
                <text:p>0.00340955</text:p>
              </table:table-cell>
              <table:table-cell office:value-type="float" office:value="0.343827">
                <text:p>0.343827</text:p>
              </table:table-cell>
              <table:table-cell office:value-type="float" office:value="0.161169">
                <text:p>0.161169</text:p>
              </table:table-cell>
              <table:table-cell office:value-type="float" office:value="0.167742">
                <text:p>0.167742</text:p>
              </table:table-cell>
              <table:table-cell office:value-type="float" office:value="0.0821445">
                <text:p>0.0821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